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1300" calcext:value-type="float">
            <text:p>1,921,3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 office:value-type="float" office:value="3790000" calcext:value-type="float">
            <text:p>3,790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86300" calcext:value-type="float">
            <text:p>786,3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25060" calcext:value-type="float">
            <text:p>825,0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400000" calcext:value-type="float">
            <text:p>4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10292660" calcext:value-type="float">
            <text:p>10,292,6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7822660" calcext:value-type="float">
            <text:p>7,822,6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21910380" calcext:value-type="float">
            <text:p>21,910,38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3795060" calcext:value-type="float">
            <text:p>3,795,06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5T19:53:23.837935319</dc:date>
    <meta:editing-duration>P25DT18M25S</meta:editing-duration>
    <meta:editing-cycles>1064</meta:editing-cycles>
    <meta:generator>LibreOffice/25.2.3.2$Linux_X86_64 LibreOffice_project/bbb074479178df812d175f709636b368952c2ce3</meta:generator>
    <meta:document-statistic meta:table-count="18" meta:cell-count="1353" meta:object-count="0"/>
  </office:meta>
</office:document-meta>
</file>